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, apple-system, BlinkMacSystemFont, 'Segoe UI', Roboto, Oxygen, Cantarell, 'Fira Sans', 'Droid Sans', 'Helvetica Neue', sans-serif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da540b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ddea6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d93cdf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3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officeooo:rsid="004804ae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officeooo:rsid="047da547"/>
    </style:style>
    <style:style style:name="T31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2" style:family="text">
      <style:text-properties style:use-window-font-color="true" loext:opacity="0%" style:font-name="Liberation Sans" fo:font-size="12pt" style:font-size-asian="12pt" style:font-size-complex="12pt"/>
    </style:style>
    <style:style style:name="T333" style:family="text">
      <style:text-properties officeooo:rsid="04473353"/>
    </style:style>
    <style:style style:name="T33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officeooo:rsid="0aace3cd"/>
    </style:style>
    <style:style style:name="T338" style:family="text">
      <style:text-properties officeooo:rsid="0b952edb"/>
    </style:style>
    <style:style style:name="T339" style:family="text">
      <style:text-properties fo:font-size="8pt" style:font-size-asian="8pt" style:font-size-complex="8pt" loext:padding="0.049cm" loext:border="0.31pt solid #000000"/>
    </style:style>
    <style:style style:name="T340" style:family="text">
      <style:text-properties officeooo:rsid="0cf7e116"/>
    </style:style>
    <style:style style:name="T341" style:family="text">
      <style:text-properties officeooo:rsid="01657261" style:font-size-complex="12pt"/>
    </style:style>
    <style:style style:name="T342" style:family="text">
      <style:text-properties officeooo:rsid="0e5635a7"/>
    </style:style>
    <style:style style:name="T343" style:family="text">
      <style:text-properties officeooo:rsid="0e56c5f4"/>
    </style:style>
    <style:style style:name="T344" style:family="text">
      <style:text-properties officeooo:rsid="0e80285f"/>
    </style:style>
    <style:style style:name="T345" style:family="text">
      <style:text-properties officeooo:rsid="0e838e2a"/>
    </style:style>
    <style:style style:name="T346" style:family="text">
      <style:text-properties officeooo:rsid="0e83c34e"/>
    </style:style>
    <style:style style:name="T34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style:font-size-asian="12pt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1">2</text:span></text:span><text:span text:style-name="Strong_20_Emphasis"><text:span text:style-name="T238">.04</text:span></text:span><text:reference-mark-end text:name="Versie"/><text:span text:style-name="Strong_20_Emphasis"><text:span text:style-name="T242"> </text:span></text:span><text:span text:style-name="Strong_20_Emphasis"><text:span text:style-name="T243">LTS</text:span></text:span><text:span text:style-name="Strong_20_Emphasis"><text:span text:style-name="T243"><text:note text:id="ftn1" text:note-class="footnote"><text:note-citation>1</text:note-citation><text:note-body><text:p text:style-name="P83"><text:span text:style-name="T264">LTS</text:span><text:span text:style-name="T272"> </text:span><text:span text:style-name="T273">staat voor</text:span><text:span text:style-name="T271"> </text:span><text:span text:style-name="T264">Long-Term Support, langetermijnondersteuning, </text:span><text:span text:style-name="T274">en </text:span><text:span text:style-name="T275">d</text:span><text:span text:style-name="T274">eze </text:span><text:span text:style-name="T274"><text:reference-ref text:reference-format="text" text:ref-name="Distributie">Ubuntu</text:reference-ref></text:span><text:span text:style-name="T274"><text:s/></text:span><text:span text:style-name="T274"><text:reference-ref text:reference-format="text" text:ref-name="Versie">22.04</text:reference-ref></text:span><text:span text:style-name="T274"><text:s/>LTS </text:span><text:span text:style-name="T363">(Jammy Jellyfish) </text:span><text:span text:style-name="T273">van</text:span><text:span text:style-name="T270"> </text:span><text:span text:style-name="T268">april</text:span><text:span text:style-name="T266"> 202</text:span><text:span text:style-name="T268">2 </text:span><text:span text:style-name="T264">wordt </text:span><text:span text:style-name="T265">vijf</text:span><text:span text:style-name="T264"> jaar onder</text:span><text:span text:style-name="T270">houden</text:span><text:span text:style-name="T269"> </text:span><text:span text:style-name="T264">tot </text:span><text:span text:style-name="T268">april</text:span><text:span text:style-name="T263"> </text:span><text:span text:style-name="T264">202</text:span><text:span text:style-name="T268">7</text:span><text:span text:style-name="T267">.</text:span></text:p></text:note-body></text:note></text:span></text:span><text:span text:style-name="Strong_20_Emphasis"><text:span text:style-name="T244"> </text:span></text:span><text:reference-mark-start text:name="Editie"/><text:span text:style-name="Strong_20_Emphasis"><text:span text:style-name="T245">D</text:span></text:span><text:span text:style-name="Strong_20_Emphasis"><text:span text:style-name="T239">esktop</text:span></text:span><text:reference-mark-end text:name="Editie"/><text:span text:style-name="Strong_20_Emphasis"><text:span text:style-name="T240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6">voor</text:span><text:span text:style-name="T307"> </text:span><text:span text:style-name="T308">deze en andere </text:span><text:span text:style-name="T309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0">(zie toelichting)</text:span><text:span text:style-name="T17">:</text:span></text:p>
      <text:p text:style-name="P2"><text:span text:style-name="Definition"><text:span text:style-name="T327">g</text:span></text:span><text:span text:style-name="Definition"><text:span text:style-name="T326">ebruiker</text:span></text:span><text:span text:style-name="Definition"><text:span text:style-name="T315"><text:tab/><text:tab/></text:span></text:span><text:span text:style-name="Definition"><text:span text:style-name="T332"> <text:tab/><text:tab/></text:span></text:span><text:span text:style-name="T316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6"><text:tab/></text:span><text:span text:style-name="T317">(</text:span><text:span text:style-name="T312">volledige naam, bijv. </text:span><text:span text:style-name="T314">J</text:span><text:span text:style-name="T331">a</text:span><text:span text:style-name="T314">n </text:span><text:span text:style-name="T331">Jansen</text:span><text:span text:style-name="T313">)</text:span></text:p>
      <text:p text:style-name="Standard"><text:span text:style-name="Definition"><text:span text:style-name="T327">g</text:span></text:span><text:span text:style-name="Definition"><text:span text:style-name="T326">ebruikersnaam</text:span></text:span><text:span text:style-name="Definition"><text:span text:style-name="T311"><text:tab/></text:span></text:span><text:span text:style-name="Definition"><text:span text:style-name="T311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11"><text:tab/></text:span></text:span><text:span text:style-name="T9">(korte naam, bijv. </text:span><text:span text:style-name="T248">j</text:span><text:span text:style-name="T249">an</text:span><text:span text:style-name="T9">)</text:span></text:p>
      <text:p text:style-name="P1"><text:span text:style-name="Definition"><text:span text:style-name="T329">c</text:span></text:span><text:span text:style-name="Definition"><text:span text:style-name="T328">omputernaam</text:span></text:span><text:span text:style-name="Definition"><text:span text:style-name="T318"><text:tab/><text:tab/></text:span></text:span><text:span text:style-name="Definition"><text:span text:style-name="T316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6"><text:tab/></text:span></text:span><text:span text:style-name="Definition"><text:span text:style-name="T319">(</text:span></text:span><text:span text:style-name="Definition"><text:span text:style-name="T320">naam van de compute</text:span></text:span><text:span text:style-name="Definition"><text:span text:style-name="T321">r, </text:span></text:span><text:span text:style-name="Definition"><text:span text:style-name="T322">bijv. </text:span></text:span><text:span text:style-name="Definition"><text:span text:style-name="T323">pc02</text:span></text:span><text:span text:style-name="Definition"><text:span text:style-name="T319">)</text:span></text:span></text:p>
      <text:p text:style-name="P1"><text:span text:style-name="Definition"><text:span text:style-name="T327">o</text:span></text:span><text:span text:style-name="Definition"><text:span text:style-name="T326">pstartmenu</text:span></text:span><text:span text:style-name="Definition"><text:span text:style-name="T316"><text:tab/><text:tab/><text:tab/></text:span></text:span><text:span text:style-name="Definition"><text:span text:style-name="T316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6"><text:tab/></text:span></text:span><text:span text:style-name="Definition"><text:span text:style-name="T319">(</text:span></text:span><text:span text:style-name="Definition"><text:span text:style-name="T320">to</text:span></text:span><text:span text:style-name="Definition"><text:span text:style-name="T324">ets voor het opstartmedium</text:span></text:span><text:span text:style-name="Definition"><text:span text:style-name="T325">)</text:span></text:span></text:p>
      <text:p text:style-name="P1"><text:span text:style-name="Definition"><text:span text:style-name="T329">i</text:span></text:span><text:span text:style-name="Definition"><text:span text:style-name="T330">nstellingen</text:span></text:span><text:span text:style-name="T319"><text:tab/><text:tab/> <text:tab/></text:span><text:span text:style-name="T319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19"><text:tab/>(</text:span><text:span text:style-name="T320">toets voor het BIOS/UEFI-scherm</text:span><text:span text:style-name="T319">)</text:span></text:p>
      <text:p text:style-name="P3"><text:span text:style-name="Definition"><text:span text:style-name="T348">g</text:span></text:span><text:span text:style-name="Definition"><text:span text:style-name="T347">ebruiker</text:span></text:span><text:span text:style-name="Definition"><text:span text:style-name="T349">2</text:span></text:span><text:span text:style-name="Definition"><text:span text:style-name="T350"><text:tab/></text:span></text:span><text:span text:style-name="Definition"><text:span text:style-name="T360"> <text:tab/><text:tab/></text:span></text:span><text:span text:style-name="T351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1"><text:tab/></text:span><text:span text:style-name="T352">(</text:span><text:span text:style-name="T353">volledige naam </text:span><text:span text:style-name="T354">evt. 2</text:span><text:span text:style-name="T361">e</text:span><text:span text:style-name="T354"> gebruiker</text:span><text:span text:style-name="T355">)</text:span></text:p>
      <text:p text:style-name="P72"><text:span text:style-name="Definition"><text:span text:style-name="T348">g</text:span></text:span><text:span text:style-name="Definition"><text:span text:style-name="T347">ebruikersnaam</text:span></text:span><text:span text:style-name="Definition"><text:span text:style-name="T349">2</text:span></text:span><text:span text:style-name="Definition"><text:span text:style-name="T356"><text:tab/></text:span></text:span><text:span text:style-name="Definition"><text:span text:style-name="T356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6"><text:tab/></text:span></text:span><text:span text:style-name="T357">(korte naam</text:span><text:span text:style-name="T358"> </text:span><text:span text:style-name="T359">evt. 2</text:span><text:span text:style-name="T362">e</text:span><text:span text:style-name="T359"> gebruiker</text:span><text:span text:style-name="T357">)</text:span></text:p>
      <text:p text:style-name="P3"><text:span text:style-name="T250">Vervang </text:span><text:span text:style-name="Definition"><text:span text:style-name="T11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5"/>
      <text:p text:style-name="P5"/>
      <text:p text:style-name="P4"><text:span text:style-name="T259">Nog niet op Linux?</text:span><text:span text:style-name="T252"><text:tab/></text:span><text:span text:style-name="T256"><text:tab/></text:span><text:span text:style-name="T257">G</text:span><text:span text:style-name="T253">ebruik </text:span><text:span text:style-name="Strong_20_Emphasis"><text:span text:style-name="T260">Checklist migratie</text:span></text:span><text:span text:style-name="T25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4"> onder </text:span><text:span text:style-name="T258">Linux</text:span><text:span text:style-name="T255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2489817751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0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36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39">Super</text:span>-toets <text:span text:style-name="T216">is </text:span>de Windows<text:span text:style-name="T340">-</text:span><text:span text:style-name="T338">toets</text:span>, <text:span text:style-name="T340">C</text:span>ommand-<text:span text:style-name="T338">toets</text:span>, of <text:span text:style-name="T340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194105523324387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6">een </text:span><text:span text:style-name="T276"><text:reference-ref text:reference-format="text" text:ref-name="Distributie">Ubuntu</text:reference-ref></text:span><text:span text:style-name="T276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33">Vanaf ee</text:span>n Live <text:span text:style-name="T337">USB-stick </text:span><text:span text:style-name="T342">(</text:span><text:span text:style-name="T337">of </text:span><text:span text:style-name="T343">cd/dvd</text:span><text:span text:style-name="T342">)</text:span><text:span text:style-name="T19"> </text:span>kunt <text:span text:style-name="T333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5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4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1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2">Kies </text:span><text:span text:style-name="T261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2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78">het gewenste </text:span></text:span><text:span text:style-name="Strong_20_Emphasis"><text:span text:style-name="T293">Installatie type</text:span></text:span><text:span text:style-name="Strong_20_Emphasis"><text:span text:style-name="T278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79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0">O</text:span></text:span><text:span text:style-name="Strong_20_Emphasis"><text:span text:style-name="T281">p </text:span></text:span><text:span text:style-name="Strong_20_Emphasis"><text:span text:style-name="T282">het </text:span></text:span><text:span text:style-name="Strong_20_Emphasis"><text:span text:style-name="T283">scherm </text:span></text:span><text:span text:style-name="Strong_20_Emphasis"><text:span text:style-name="T294">Waar bevindt u zich?</text:span></text:span><text:span text:style-name="Strong_20_Emphasis"><text:span text:style-name="T283"> </text:span></text:span><text:span text:style-name="Strong_20_Emphasis"><text:span text:style-name="T284">controleer </text:span></text:span><text:span text:style-name="Strong_20_Emphasis"><text:span text:style-name="T285">de </text:span></text:span><text:span text:style-name="Strong_20_Emphasis"><text:span text:style-name="T284">locatie en </text:span></text:span><text:span text:style-name="Strong_20_Emphasis"><text:span text:style-name="T280">klik </text:span></text:span><text:span text:style-name="Strong_20_Emphasis"><text:span text:style-name="T283">op </text:span></text:span><text:span text:style-name="Strong_20_Emphasis"><text:span text:style-name="T294">Verder</text:span></text:span><text:span text:style-name="Strong_20_Emphasis"><text:span text:style-name="T283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5">Op </text:span><text:span text:style-name="T296">het </text:span><text:span text:style-name="T294">scherm </text:span><text:span text:style-name="Strong_20_Emphasis"><text:span text:style-name="T294">Wie bent u?</text:span></text:span><text:span text:style-name="T294"> </text:span><text:span text:style-name="T295">vul </text:span><text:span text:style-name="T297">in </text:span><text:span text:style-name="Strong_20_Emphasis"><text:span text:style-name="T298">Uw n</text:span></text:span><text:span text:style-name="Strong_20_Emphasis"><text:span text:style-name="T299">aam</text:span></text:span><text:span text:style-name="Strong_20_Emphasis"><text:span text:style-name="T286"> </text:span></text:span><text:span text:style-name="Definition"><text:span text:style-name="T5">gebruiker</text:span></text:span><text:span text:style-name="Strong_20_Emphasis"><text:span text:style-name="T287">, <text:line-break/></text:span></text:span><text:span text:style-name="Strong_20_Emphasis"><text:span text:style-name="T299">Naam </text:span></text:span><text:span text:style-name="Strong_20_Emphasis"><text:span text:style-name="T298">van uw </text:span></text:span><text:span text:style-name="Strong_20_Emphasis"><text:span text:style-name="T300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6">,<text:line-break/></text:span></text:span><text:span text:style-name="Strong_20_Emphasis"><text:span text:style-name="T298">Kies een g</text:span></text:span><text:span text:style-name="Strong_20_Emphasis"><text:span text:style-name="T300">ebruikersnaam</text:span></text:span><text:span text:style-name="Strong_20_Emphasis"><text:span text:style-name="T286"> </text:span></text:span><text:span text:style-name="Definition"><text:span text:style-name="T5">gebruikersnaam</text:span></text:span><text:span text:style-name="Strong_20_Emphasis"><text:span text:style-name="T286">,<text:line-break/></text:span></text:span><text:span text:style-name="Strong_20_Emphasis"><text:span text:style-name="T288">g</text:span></text:span><text:span text:style-name="Strong_20_Emphasis"><text:span text:style-name="T277">eef tweemaal een </text:span></text:span><text:span text:style-name="Strong_20_Emphasis"><text:span text:style-name="T292">wachtwoord</text:span></text:span><text:span text:style-name="Strong_20_Emphasis"><text:span text:style-name="T277">,</text:span></text:span><text:span text:style-name="Strong_20_Emphasis"><text:span text:style-name="T289"> </text:span></text:span><text:span text:style-name="Strong_20_Emphasis"><text:span text:style-name="T290">en</text:span></text:span><text:span text:style-name="Strong_20_Emphasis"><text:span text:style-name="T289"> </text:span></text:span><text:span text:style-name="Strong_20_Emphasis"><text:span text:style-name="T291">k</text:span></text:span><text:span text:style-name="Strong_20_Emphasis"><text:span text:style-name="T277">lik op </text:span></text:span><text:span text:style-name="Strong_20_Emphasis"><text:span text:style-name="T292">Verder</text:span></text:span><text:span text:style-name="Strong_20_Emphasis"><text:span text:style-name="T277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194105732753863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45">Debian-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36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194105938117506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39">Super</text:span>-toets <text:span text:style-name="T216">is </text:span>de Windows<text:span text:style-name="T340">-</text:span><text:span text:style-name="T338">toets</text:span>, <text:span text:style-name="T340">C</text:span>ommand-<text:span text:style-name="T338">toets</text:span>, of <text:span text:style-name="T340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6"><text:s/></text:span></text:span><text:span text:style-name="Strong_20_Emphasis"><text:span text:style-name="T247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301">Geschreven </text:span></text:span><text:span text:style-name="Emphasis"><text:span text:style-name="T305">in </text:span></text:span><text:span text:style-name="Emphasis"><text:span text:style-name="T304">2022 </text:span></text:span><text:span text:style-name="Emphasis"><text:span text:style-name="T301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2">Karel Zimmer</text:span></text:span></text:a><text:span text:style-name="Emphasis"><text:span text:style-name="T301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3">Creative Commons Publiek Domein Verklaring</text:span></text:span></text:a><text:span text:style-name="Emphasis"><text:span text:style-name="T30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, apple-system, BlinkMacSystemFont, 'Segoe UI', Roboto, Oxygen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31T19:41:04.383604656">31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31T19:41:04.248634614</dc:date>
    <meta:keyword>Installatie</meta:keyword>
    <meta:keyword>Checklist</meta:keyword>
    <meta:keyword>Linux</meta:keyword>
    <meta:editing-cycles>6560</meta:editing-cycles>
    <meta:editing-duration>P11DT14H35M51S</meta:editing-duration>
    <meta:print-date>2021-03-23T20:07:57.967210640</meta:print-date>
    <meta:document-statistic meta:table-count="4" meta:image-count="0" meta:object-count="0" meta:page-count="4" meta:paragraph-count="75" meta:word-count="723" meta:character-count="4962" meta:non-whitespace-character-count="4263"/>
    <meta:user-defined meta:name="Info 1"/>
    <meta:user-defined meta:name="Info 2"/>
    <meta:user-defined meta:name="Info 3"/>
    <meta:user-defined meta:name="Info 4"/>
  </office:meta>
</office:document-meta>
</file>